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2" style:list-style-name="L3"/>
    <style:style style:name="P5" style:family="paragraph" style:parent-style-name="Text_20_body" style:list-style-name="L4"/>
    <style:style style:name="P6" style:family="paragraph" style:parent-style-name="Heading_20_2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📦 Paquetes de Servicio</text:h>
      <text:h text:style-name="Heading_20_3" text:outline-level="3">1. <text:span text:style-name="Strong_20_Emphasis">Paquete OwnCloud – Nube Privada</text:span></text:h>
      <text:list text:style-name="L1">
        <text:list-item>
          <text:p text:style-name="P1"><text:span text:style-name="Strong_20_Emphasis">Incluye:</text:span></text:p>
          <text:list>
            <text:list-item>
              <text:p text:style-name="P1">Instalación de servidor OwnCloud en equipo del cliente o VPS.</text:p>
            </text:list-item>
            <text:list-item>
              <text:p text:style-name="P1">1 usuario administrador listo para gestionar y crear más usuarios.</text:p>
            </text:list-item>
            <text:list-item>
              <text:p text:style-name="P1">Configuración básica de almacenamiento y sincronización de archivos.</text:p>
            </text:list-item>
            <text:list-item>
              <text:p text:style-name="P1">Acceso vía web y aplicaciones móviles.</text:p>
            </text:list-item>
            <text:list-item>
              <text:p text:style-name="P1">Seguridad: HTTPS, control de permisos y cifrado de datos.</text:p>
            </text:list-item>
          </text:list>
        </text:list-item>
        <text:list-item>
          <text:p text:style-name="P1"><text:span text:style-name="Strong_20_Emphasis">Ideal para:</text:span> Empresas o usuarios que necesitan compartir documentos, fotos y archivos de forma privada y segura.</text:p>
        </text:list-item>
      </text:list>
      <text:h text:style-name="Heading_20_3" text:outline-level="3">2. <text:span text:style-name="Strong_20_Emphasis">Paquete Jellyfin – Streaming Multimedia</text:span></text:h>
      <text:list text:style-name="L2">
        <text:list-item>
          <text:p text:style-name="P2"><text:span text:style-name="Strong_20_Emphasis">Incluye:</text:span></text:p>
          <text:list>
            <text:list-item>
              <text:p text:style-name="P2">Instalación de servidor Jellyfin para música, películas y videos.</text:p>
            </text:list-item>
            <text:list-item>
              <text:p text:style-name="P2">Configuración inicial para acceso desde cualquier dispositivo (TV, móvil, PC).</text:p>
            </text:list-item>
            <text:list-item>
              <text:p text:style-name="P2">Organización automática de biblioteca multimedia con carátulas y metadatos.</text:p>
            </text:list-item>
            <text:list-item>
              <text:p text:style-name="P2">1 usuario administrador para gestionar contenido.</text:p>
            </text:list-item>
          </text:list>
        </text:list-item>
        <text:list-item>
          <text:p text:style-name="P2"><text:span text:style-name="Strong_20_Emphasis">Ideal para:</text:span> Usuarios que quieren un “Netflix privado” para su colección de música y películas.</text:p>
        </text:list-item>
      </text:list>
      <text:h text:style-name="Heading_20_3" text:outline-level="3">3. <text:span text:style-name="Strong_20_Emphasis">Paquete Total – Nube + Streaming</text:span></text:h>
      <text:list text:style-name="L3">
        <text:list-item>
          <text:p text:style-name="P3"><text:span text:style-name="Strong_20_Emphasis">Incluye:</text:span></text:p>
          <text:list>
            <text:list-item>
              <text:p text:style-name="P3">Instalación de <text:span text:style-name="Strong_20_Emphasis">OwnCloud</text:span> con usuario administrador y gestión de archivos.</text:p>
            </text:list-item>
            <text:list-item>
              <text:p text:style-name="P3">Instalación de <text:span text:style-name="Strong_20_Emphasis">Jellyfin</text:span> para streaming multimedia.</text:p>
            </text:list-item>
            <text:list-item>
              <text:p text:style-name="P3">Integración opcional: acceso unificado con las mismas credenciales.</text:p>
            </text:list-item>
            <text:list-item>
              <text:p text:style-name="P3">Configuración de seguridad y optimización de red para ambos servicios.</text:p>
            </text:list-item>
          </text:list>
        </text:list-item>
        <text:list-item>
          <text:p text:style-name="P3"><text:span text:style-name="Strong_20_Emphasis">Ideal para:</text:span> Clientes que desean tener <text:span text:style-name="Strong_20_Emphasis">todo en un solo servidor</text:span>: nube privada para documentos y streaming multimedia para entretenimiento.</text:p>
          <text:list>
            <text:list-item>
              <text:h text:style-name="P4" text:outline-level="2">💡 Estrategia de precios sugerida para tus paquetes</text:h>
            </text:list-item>
          </text:list>
        </text:list-item>
      </text:list>
      <text:list text:style-name="L4">
        <text:list-item>
          <text:p text:style-name="P5"><text:span text:style-name="Strong_20_Emphasis">Paquete OwnCloud – Nube Privada</text:span></text:p>
          <text:list>
            <text:list-item>
              <text:p text:style-name="P5">Instalación única: <text:span text:style-name="Strong_20_Emphasis">$1,500 MXN</text:span></text:p>
            </text:list-item>
            <text:list-item>
              <text:p text:style-name="P5"><text:soft-page-break/>Extras: $200 MXN por ticket (usuarios, almacenamiento, respaldo).</text:p>
            </text:list-item>
            <text:list-item>
              <text:p text:style-name="P5">Posicionamiento: <text:span text:style-name="Emphasis">“Pago único, tu nube privada sin mensualidades.”</text:span></text:p>
            </text:list-item>
          </text:list>
        </text:list-item>
        <text:list-item>
          <text:p text:style-name="P5"><text:span text:style-name="Strong_20_Emphasis">Paquete Jellyfin – Streaming Multimedia</text:span></text:p>
          <text:list>
            <text:list-item>
              <text:p text:style-name="P5">Instalación única: <text:span text:style-name="Strong_20_Emphasis">$1,500 MXN</text:span></text:p>
            </text:list-item>
            <text:list-item>
              <text:p text:style-name="P5">Extras: $200 MXN por ticket (dispositivos extra, optimización).</text:p>
            </text:list-item>
            <text:list-item>
              <text:p text:style-name="P5">Posicionamiento: <text:span text:style-name="Emphasis">“Tu Netflix privado, sin suscripciones.”</text:span></text:p>
            </text:list-item>
          </text:list>
        </text:list-item>
        <text:list-item>
          <text:p text:style-name="P5"><text:span text:style-name="Strong_20_Emphasis">Paquete Total – Nube + Streaming</text:span></text:p>
          <text:list>
            <text:list-item>
              <text:p text:style-name="P5">Instalación única: <text:span text:style-name="Strong_20_Emphasis">$2,500 MXN</text:span> (ahorro de $500 frente a contratar ambos).</text:p>
            </text:list-item>
            <text:list-item>
              <text:p text:style-name="P5">Extras: $200 MXN por ticket.</text:p>
            </text:list-item>
            <text:list-item>
              <text:p text:style-name="P5">Posicionamiento: <text:span text:style-name="Emphasis">“Todo en un solo servidor, nube + entretenimiento.”</text:span></text:p>
            </text:list-item>
          </text:list>
        </text:list-item>
      </text:list>
      <text:h text:style-name="P6" text:outline-level="2">🎯 Recomendación de marketing</text:h>
      <text:list text:style-name="L5">
        <text:list-item>
          <text:p text:style-name="P7"><text:span text:style-name="Strong_20_Emphasis">Enfatiza la diferencia:</text:span> Google cobra cada mes, tú cobras una sola vez.</text:p>
        </text:list-item>
        <text:list-item>
          <text:p text:style-name="P7"><text:span text:style-name="Strong_20_Emphasis">Haz comparativas:</text:span> “Google 2 TB cuesta ~$2,040 MXN al año. Conmigo, tu nube privada cuesta $1,500 MXN una sola vez.”</text:p>
        </text:list-item>
        <text:list-item>
          <text:p text:style-name="P7"><text:span text:style-name="Strong_20_Emphasis">Upselling:</text:span> Promueve el Paquete Total como el más conveniente.</text:p>
        </text:list-item>
        <text:list-item>
          <text:p text:style-name="P7"><text:span text:style-name="Strong_20_Emphasis">Soporte modular:</text:span> $200 MXN por ticket es atractivo porque el cliente paga solo lo que necesita.</text:p>
        </text:list-item>
      </text:list>
      <text:h text:style-name="Heading_20_2" text:outline-level="2">💡 Estrategia de precios sugerida para tus paquetes</text:h>
      <text:list text:style-name="L6">
        <text:list-item>
          <text:p text:style-name="P8"><text:span text:style-name="Strong_20_Emphasis">Paquete OwnCloud – Nube Privada</text:span></text:p>
          <text:list>
            <text:list-item>
              <text:p text:style-name="P8">Instalación única: <text:span text:style-name="Strong_20_Emphasis">$1,500 MXN</text:span></text:p>
            </text:list-item>
            <text:list-item>
              <text:p text:style-name="P8">Extras: $200 MXN por ticket (usuarios, almacenamiento, respaldo).</text:p>
            </text:list-item>
            <text:list-item>
              <text:p text:style-name="P8">Posicionamiento: <text:span text:style-name="Emphasis">“Pago único, tu nube privada sin mensualidades.”</text:span></text:p>
            </text:list-item>
          </text:list>
        </text:list-item>
        <text:list-item>
          <text:p text:style-name="P8"><text:span text:style-name="Strong_20_Emphasis">Paquete Jellyfin – Streaming Multimedia</text:span></text:p>
          <text:list>
            <text:list-item>
              <text:p text:style-name="P8">Instalación única: <text:span text:style-name="Strong_20_Emphasis">$1,500 MXN</text:span></text:p>
            </text:list-item>
            <text:list-item>
              <text:p text:style-name="P8">Extras: $200 MXN por ticket (dispositivos extra, optimización).</text:p>
            </text:list-item>
            <text:list-item>
              <text:p text:style-name="P8">Posicionamiento: <text:span text:style-name="Emphasis">“Tu Netflix privado, sin suscripciones.”</text:span></text:p>
            </text:list-item>
          </text:list>
        </text:list-item>
        <text:list-item>
          <text:p text:style-name="P8"><text:span text:style-name="Strong_20_Emphasis">Paquete Total – Nube + Streaming</text:span></text:p>
          <text:list>
            <text:list-item>
              <text:p text:style-name="P8">Instalación única: <text:span text:style-name="Strong_20_Emphasis">$2,500 MXN</text:span> (ahorro de $500 frente a contratar ambos).</text:p>
            </text:list-item>
            <text:list-item>
              <text:p text:style-name="P8">Extras: $200 MXN por ticket.</text:p>
            </text:list-item>
            <text:list-item>
              <text:p text:style-name="P8"><text:soft-page-break/>Posicionamiento: <text:span text:style-name="Emphasis">“Todo en un solo servidor, nube + entretenimiento.”</text:span></text:p>
            </text:list-item>
          </text:list>
        </text:list-item>
      </text:list>
      <text:h text:style-name="P6" text:outline-level="2">🎯 Recomendación de marketing</text:h>
      <text:list text:style-name="L7">
        <text:list-item>
          <text:p text:style-name="P9"><text:span text:style-name="Strong_20_Emphasis">Enfatiza la diferencia:</text:span> Google cobra cada mes, tú cobras una sola vez.</text:p>
        </text:list-item>
        <text:list-item>
          <text:p text:style-name="P9"><text:span text:style-name="Strong_20_Emphasis">Haz comparativas:</text:span> “Google 2 TB cuesta ~$2,040 MXN al año. Conmigo, tu nube privada cuesta $1,500 MXN una sola vez.”</text:p>
        </text:list-item>
        <text:list-item>
          <text:p text:style-name="P9"><text:span text:style-name="Strong_20_Emphasis">Upselling:</text:span> Promueve el Paquete Total como el más conveniente.</text:p>
        </text:list-item>
        <text:list-item>
          <text:p text:style-name="P9"><text:span text:style-name="Strong_20_Emphasis">Soporte modular:</text:span> $200 MXN por ticket es atractivo porque el cliente paga solo lo que necesita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01:23:56.376239300</meta:creation-date>
    <dc:date>2025-12-11T01:29:08.475864300</dc:date>
    <meta:editing-duration>PT5M12S</meta:editing-duration>
    <meta:editing-cycles>1</meta:editing-cycles>
    <meta:document-statistic meta:table-count="0" meta:image-count="0" meta:object-count="0" meta:page-count="3" meta:paragraph-count="59" meta:word-count="528" meta:character-count="3365" meta:non-whitespace-character-count="2939"/>
    <meta:generator>LibreOffice/25.8.3.2$Windows_X86_64 LibreOffice_project/8ca8d55c161d602844f5428fa4b58097424e324e</meta:generator>
  </office:meta>
</office:document-meta>
</file>